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4.57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7"/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Actual Class: 1</text:p>
          </table:table-cell>
          <table:table-cell table:style-name="ce1" office:value-type="string" calcext:value-type="string">
            <text:p>Actual Class: 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dicted Class: 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90" calcext:value-type="float">
            <text:p>890</text:p>
          </table:table-cell>
          <table:table-cell table:style-name="ce4" office:value-type="string" calcext:value-type="string">
            <text:p>true positive</text:p>
          </table:table-cell>
          <table:table-cell table:style-name="ce4" office:value-type="string" calcext:value-type="string">
            <text:p>Falso positivo</text:p>
          </table:table-cell>
        </table:table-row>
        <table:table-row table:style-name="ro1">
          <table:table-cell table:style-name="ce1" office:value-type="string" calcext:value-type="string">
            <text:p>Predicted Class: 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also negativo</text:p>
          </table:table-cell>
          <table:table-cell table:style-name="ce4" office:value-type="string" calcext:value-type="string">
            <text:p>verdadero negativo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formula="of:=+[.C3]+[.C2]+[.B2]+[.B3]" office:value-type="float" office:value="1000" calcext:value-type="float">
            <text:p>1000</text:p>
          </table:table-cell>
          <table:table-cell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Accuracy = (true positives + true negatives) / (total examples)</text:p>
          </table:table-cell>
          <table:table-cell office:value-type="string" calcext:value-type="string">
            <text:p>Accuraccy=</text:p>
          </table:table-cell>
          <table:table-cell table:formula="of:=([.B2]+[.C3])/[.D4]" office:value-type="float" office:value="0.095" calcext:value-type="float">
            <text:p>0,0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cision = (true positives) / (true positives + false positives)</text:p>
          </table:table-cell>
          <table:table-cell office:value-type="string" calcext:value-type="string">
            <text:p>Precission=</text:p>
          </table:table-cell>
          <table:table-cell table:formula="of:=+([.B2])/([.B2]+[.C2])" office:value-type="float" office:value="0.0871794871794872" calcext:value-type="float">
            <text:p>0,08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ecall = (true positives) / (true positives + false negatives)</text:p>
          </table:table-cell>
          <table:table-cell office:value-type="string" calcext:value-type="string">
            <text:p>Recall=</text:p>
          </table:table-cell>
          <table:table-cell table:formula="of:=+([.B2])/([.B2]+[.B3])" office:value-type="float" office:value="0.85" calcext:value-type="float">
            <text:p>0,85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1 score = (2 * precision * recall) / (precision + recall)</text:p>
          </table:table-cell>
          <table:table-cell office:value-type="string" calcext:value-type="string">
            <text:p>F1Score=</text:p>
          </table:table-cell>
          <table:table-cell table:formula="of:=+(2*[.C7]*[.C8])/([.C7]+[.C8])" office:value-type="float" office:value="0.158139534883721" calcext:value-type="float">
            <text:p>0,1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8:16:19.289882282</meta:creation-date>
    <dc:date>2016-11-02T18:22:27.710945985</dc:date>
    <meta:editing-duration>PT6M10S</meta:editing-duration>
    <meta:editing-cycles>1</meta:editing-cycles>
    <meta:document-statistic meta:table-count="1" meta:cell-count="25" meta:object-count="0"/>
    <meta:generator>LibreOffice/5.1.4.2$Linux_X86_64 LibreOffice_project/10m0$Build-2</meta:generator>
  </office:meta>
</office:document-meta>
</file>